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F000002ADA0E00997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0000" draw:marker-start="Arrowheads_20_1" draw:marker-start-width="0.3cm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0000" loext:opacity="100%" fo:font-size="12pt" style:font-size-asian="12pt" style:font-size-complex="12pt"/>
    </style:style>
    <style:style style:name="P3" style:family="paragraph">
      <loext:graphic-properties draw:fill="none" draw:fill-color="#ffffff"/>
      <style:text-properties fo:color="#ff0000" loext:opacity="100%" fo:font-size="12pt" style:font-size-asian="12pt" style:font-size-complex="12pt"/>
    </style:style>
    <style:style style:name="T1" style:family="text">
      <style:text-properties fo:color="#ff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7.706cm" svg:x="1.083cm" svg:y="6.057cm">
          <draw:image xlink:href="Pictures/10000000000002DF000002ADA0E00997.jpg" xlink:type="simple" xlink:show="embed" xlink:actuate="onLoad" draw:mime-type="image/jpeg">
            <text:p/>
          </draw:image>
        </draw:frame>
        <draw:line draw:style-name="gr2" draw:text-style-name="P1" draw:layer="layout" svg:x1="6.25cm" svg:y1="22.5cm" svg:x2="8.25cm" svg:y2="22.5cm">
          <text:p/>
        </draw:line>
        <draw:line draw:style-name="gr2" draw:text-style-name="P1" draw:layer="layout" svg:x1="15cm" svg:y1="20.5cm" svg:x2="17cm" svg:y2="20.5cm">
          <text:p/>
        </draw:line>
        <draw:frame draw:style-name="gr3" draw:text-style-name="P3" draw:layer="layout" svg:width="2.75cm" svg:height="1.25cm" svg:x="17cm" svg:y="20.25cm">
          <draw:text-box>
            <text:p text:style-name="P2"><text:span text:style-name="T1">KI-Ausgabe</text:span></text:p>
          </draw:text-box>
        </draw:frame>
        <draw:frame draw:style-name="gr4" draw:text-style-name="P3" draw:layer="layout" svg:width="8.5cm" svg:height="0.725cm" svg:x="8.25cm" svg:y="22.25cm">
          <draw:text-box>
            <text:p text:style-name="P2"><text:span text:style-name="T1">Video Link zur Plattfo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13T09:57:05.333850800</meta:creation-date>
    <dc:date>2026-02-13T10:06:46.295123000</dc:date>
    <meta:editing-duration>PT9M41S</meta:editing-duration>
    <meta:editing-cycles>3</meta:editing-cycles>
    <meta:generator>LibreOffice/26.2.0.3$Windows_X86_64 LibreOffice_project/620$Build-3</meta:generator>
    <meta:document-statistic meta:object-count="5"/>
  </office:meta>
</office:document-meta>
</file>